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133fa5" officeooo:paragraph-rsid="00133fa5"/>
    </style:style>
    <style:style style:name="P2" style:family="paragraph" style:parent-style-name="Standard">
      <style:text-properties fo:font-size="9pt" style:text-underline-style="none" officeooo:rsid="00133fa5" officeooo:paragraph-rsid="00133fa5" style:font-size-asian="9pt" style:font-size-complex="9pt"/>
    </style:style>
    <style:style style:name="P3" style:family="paragraph" style:parent-style-name="Standard">
      <style:text-properties fo:font-size="9pt" style:text-underline-style="none" fo:font-weight="bold" officeooo:rsid="00163619" officeooo:paragraph-rsid="0016361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style:text-underline-style="none" fo:font-weight="bold" officeooo:rsid="0016a14e" officeooo:paragraph-rsid="0016a14e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9pt" style:text-underline-style="none" fo:font-weight="normal" officeooo:rsid="00163619" officeooo:paragraph-rsid="00163619" style:font-size-asian="9pt" style:font-weight-asian="normal" style:font-size-complex="9pt" style:font-weight-complex="normal"/>
    </style:style>
    <style:style style:name="P6" style:family="paragraph" style:parent-style-name="Standard">
      <style:text-properties fo:font-size="9pt" officeooo:rsid="00133fa5" officeooo:paragraph-rsid="00133fa5" style:font-size-asian="9pt" style:font-size-complex="9pt"/>
    </style:style>
    <style:style style:name="P7" style:family="paragraph" style:parent-style-name="Standard">
      <style:text-properties fo:font-size="9pt" style:text-underline-style="solid" style:text-underline-width="auto" style:text-underline-color="font-color" fo:font-weight="bold" officeooo:rsid="00133fa5" officeooo:paragraph-rsid="00133fa5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9pt" style:text-underline-style="solid" style:text-underline-width="auto" style:text-underline-color="font-color" fo:font-weight="bold" officeooo:rsid="0014a935" officeooo:paragraph-rsid="0014a935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style:text-underline-style="solid" style:text-underline-width="auto" style:text-underline-color="font-color" fo:font-weight="bold" officeooo:rsid="00163619" officeooo:paragraph-rsid="00163619" style:font-size-asian="9pt" style:font-weight-asian="bold" style:font-size-complex="9pt" style:font-weight-complex="bold"/>
    </style:style>
    <style:style style:name="P10" style:family="paragraph" style:parent-style-name="Standard">
      <style:text-properties fo:font-size="9pt" style:text-underline-style="solid" style:text-underline-width="auto" style:text-underline-color="font-color" fo:font-weight="normal" officeooo:rsid="00163619" officeooo:paragraph-rsid="00163619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fo:font-size="9pt" officeooo:rsid="0014a935" officeooo:paragraph-rsid="0014a935" style:font-size-asian="9pt" style:font-size-complex="9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6a14e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a14e" style:font-weight-asian="normal" style:font-weight-complex="normal"/>
    </style:style>
    <style:style style:name="T7" style:family="text">
      <style:text-properties officeooo:rsid="0016a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9"/><text:span text:style-name="T4"><text:s/></text:span><text:span text:style-name="T1">RESUME</text:span></text:p>
      <text:p text:style-name="P2"/>
      <text:p text:style-name="P6">NAME <text:s text:c="22"/>: ARCHA K.P</text:p>
      <text:p text:style-name="P6">MOBILE NUMBER : 8592836631</text:p>
      <text:p text:style-name="P6">EMAIL <text:s text:c="21"/>: <text:a xlink:type="simple" xlink:href="mailto:archakp2015@gmail.com" text:style-name="Internet_20_link" text:visited-style-name="Visited_20_Internet_20_Link">archakp2015@gmail.com</text:a></text:p>
      <text:p text:style-name="P6"/>
      <text:p text:style-name="P6"/>
      <text:p text:style-name="P7">CAREER OBJECTIVES</text:p>
      <text:p text:style-name="P6"/>
      <text:p text:style-name="P6">To seek a position <text:span text:style-name="T7">at </text:span><text:s/>the company.</text:p>
      <text:p text:style-name="P6"/>
      <text:p text:style-name="P6"/>
      <text:p text:style-name="P7">EDUCATIONAL DETAILS</text:p>
      <text:p text:style-name="P7"/>
      <text:p text:style-name="P7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>Course Name</text:p>
          </table:table-cell>
          <table:table-cell table:style-name="Table1.A1" office:value-type="string">
            <text:p text:style-name="P11">Name Of The Institution</text:p>
          </table:table-cell>
          <table:table-cell table:style-name="Table1.A1" office:value-type="string">
            <text:p text:style-name="P11">University</text:p>
          </table:table-cell>
          <table:table-cell table:style-name="Table1.A1" office:value-type="string">
            <text:p text:style-name="P11">Year</text:p>
          </table:table-cell>
          <table:table-cell table:style-name="Table1.E1" office:value-type="string">
            <text:p text:style-name="P11">Percentage</text:p>
          </table:table-cell>
        </table:table-row>
        <table:table-row>
          <table:table-cell table:style-name="Table1.A2" office:value-type="string">
            <text:p text:style-name="P11">BCA</text:p>
          </table:table-cell>
          <table:table-cell table:style-name="Table1.A2" office:value-type="string">
            <text:p text:style-name="P11">M E S collage kunnukara</text:p>
          </table:table-cell>
          <table:table-cell table:style-name="Table1.A2" office:value-type="string">
            <text:p text:style-name="P11">M G U</text:p>
          </table:table-cell>
          <table:table-cell table:style-name="Table1.A2" office:value-type="string">
            <text:p text:style-name="P11">2018</text:p>
          </table:table-cell>
          <table:table-cell table:style-name="Table1.E2" office:value-type="string">
            <text:p text:style-name="P11">60%</text:p>
          </table:table-cell>
        </table:table-row>
        <table:table-row>
          <table:table-cell table:style-name="Table1.A2" office:value-type="string">
            <text:p text:style-name="P11">Plus Two</text:p>
          </table:table-cell>
          <table:table-cell table:style-name="Table1.A2" office:value-type="string">
            <text:p text:style-name="P11">P G H S S chandhamangalam</text:p>
          </table:table-cell>
          <table:table-cell table:style-name="Table1.A2" office:value-type="string">
            <text:p text:style-name="P11">Board Exam</text:p>
          </table:table-cell>
          <table:table-cell table:style-name="Table1.A2" office:value-type="string">
            <text:p text:style-name="P11">2015</text:p>
          </table:table-cell>
          <table:table-cell table:style-name="Table1.E2" office:value-type="string">
            <text:p text:style-name="P11">70%</text:p>
          </table:table-cell>
        </table:table-row>
        <table:table-row>
          <table:table-cell table:style-name="Table1.A2" office:value-type="string">
            <text:p text:style-name="P11">S S L C</text:p>
          </table:table-cell>
          <table:table-cell table:style-name="Table1.A2" office:value-type="string">
            <text:p text:style-name="P11">Lobelia H S S</text:p>
          </table:table-cell>
          <table:table-cell table:style-name="Table1.A2" office:value-type="string">
            <text:p text:style-name="P11">Board Exam</text:p>
          </table:table-cell>
          <table:table-cell table:style-name="Table1.A2" office:value-type="string">
            <text:p text:style-name="P11">2013</text:p>
          </table:table-cell>
          <table:table-cell table:style-name="Table1.E2" office:value-type="string">
            <text:p text:style-name="P11">70%</text:p>
          </table:table-cell>
        </table:table-row>
      </table:table>
      <text:p text:style-name="P7"/>
      <text:p text:style-name="P7"/>
      <text:p text:style-name="P8">PROJECT</text:p>
      <text:p text:style-name="P8"/>
      <text:p text:style-name="P3"><text:s/>Vechicle Tracking in Android Language.</text:p>
      <text:p text:style-name="P3"/>
      <text:p text:style-name="P9">PROFICIENCY IN LANGUAGES</text:p>
      <text:p text:style-name="P5"/>
      <text:p text:style-name="P5">Java,php,cpp</text:p>
      <text:p text:style-name="P5"/>
      <text:p text:style-name="P9">PERSONAL DETAILS</text:p>
      <text:p text:style-name="P10"/>
      <text:p text:style-name="P3"><text:s/><text:span text:style-name="T6">Father’s Name : Prakasan k.k</text:span></text:p>
      <text:p text:style-name="P4"><text:span text:style-name="T5">Mother’s Name : Jayasree k.v</text:span></text:p>
      <text:p text:style-name="P4"><text:span text:style-name="T5">Spouse Name : Archa Bijish</text:span></text:p>
      <text:p text:style-name="P4"><text:span text:style-name="T5">Address : Kunnuga parambile house , kaitharam</text:span></text:p>
      <text:p text:style-name="P4"><text:span text:style-name="T5">Nationality : Indian</text:span></text:p>
      <text:p text:style-name="P4"><text:span text:style-name="T5">Age : 22</text:span></text:p>
      <text:p text:style-name="P4"><text:span text:style-name="T5">Sex : Female</text:span></text:p>
      <text:p text:style-name="P4"><text:span text:style-name="T5">Hobbies : listening mus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10:38.402435961</meta:creation-date>
    <dc:date>2020-02-10T21:06:35.146299996</dc:date>
    <meta:editing-duration>PT4M44S</meta:editing-duration>
    <meta:editing-cycles>1</meta:editing-cycles>
    <meta:document-statistic meta:table-count="1" meta:image-count="0" meta:object-count="0" meta:page-count="1" meta:paragraph-count="40" meta:word-count="114" meta:character-count="685" meta:non-whitespace-character-count="545"/>
    <meta:generator>LibreOffice/5.1.6.2$Linux_X86_64 LibreOffice_project/10m0$Build-2</meta:generator>
  </office:meta>
</office:document-meta>
</file>